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textarea-vertical-align="middle" draw:fit-to-contour="true" fo:padding-top="0.05cm" fo:padding-bottom="0.05cm" fo:padding-left="0.05cm" fo:padding-right="0.05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25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849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137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05cm"/>
    </style:style>
    <style:style style:name="gr9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3.561cm"/>
    </style:style>
    <style:style style:name="gr10" style:family="graphic" style:parent-style-name="standard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5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515cm"/>
    </style:style>
    <style:style style:name="gr1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15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645cm"/>
    </style:style>
    <style:style style:name="gr17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15cm"/>
    </style:style>
    <style:style style:name="gr1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122cm"/>
    </style:style>
    <style:style style:name="gr19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022cm"/>
    </style:style>
    <style:style style:name="gr20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style:paragraph-properties fo:margin-top="0cm" fo:margin-bottom="0cm" fo:line-height="100%" fo:text-align="center" style:text-autospace="none"/>
      <style:text-properties fo:font-size="14pt" style:font-size-asian="14pt" style:font-size-complex="8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tyle="normal" style:font-style-asian="normal" style:font-style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2" xml:id="id1" draw:id="id1" draw:layer="layout" svg:width="5.4cm" svg:height="2.1cm" svg:x="10.601cm" svg:y="6.699cm">
          <text:p text:style-name="P1"><text:span text:style-name="T1">Начало</text:span></text:p>
        </draw:ellipse>
        <draw:rect draw:style-name="gr2" draw:text-style-name="P2" xml:id="id2" draw:id="id2" draw:layer="layout" svg:width="6cm" svg:height="1.7cm" svg:x="10.301cm" svg:y="9.599cm">
          <text:p text:style-name="P1"><text:span text:style-name="T1">Загрузка окна Password</text:span></text:p>
        </draw:rect>
        <draw:connector draw:style-name="gr3" draw:text-style-name="P1" draw:layer="layout" svg:x1="13.301cm" svg:y1="8.799cm" svg:x2="13.301cm" svg:y2="9.599cm" draw:start-shape="id1" draw:start-glue-point="2" draw:end-shape="id2" draw:end-glue-point="0" svg:d="M13301 8799v800">
          <text:p/>
        </draw:connector>
        <draw:custom-shape draw:style-name="gr4" draw:text-style-name="P2" xml:id="id3" draw:id="id3" draw:layer="layout" svg:width="7.2cm" svg:height="3.1cm" svg:x="9.701cm" svg:y="12.299cm">
          <text:p text:style-name="P1"><text:span text:style-name="T1">Выбор действ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4" draw:id="id4" draw:layer="layout" svg:width="7.2cm" svg:height="2.8cm" svg:x="13.101cm" svg:y="16.299cm">
          <text:p text:style-name="P1"><text:span text:style-name="T1">Откроет форму Администратор пользователей</text:span></text:p>
        </draw:rect>
        <draw:connector draw:style-name="gr3" draw:text-style-name="P1" draw:layer="layout" svg:x1="13.301cm" svg:y1="11.299cm" svg:x2="13.301cm" svg:y2="12.299cm" draw:start-shape="id2" draw:start-glue-point="2" draw:end-shape="id3" draw:end-glue-point="4" svg:d="M13301 11299v1000">
          <text:p/>
        </draw:connector>
        <draw:connector draw:style-name="gr3" draw:text-style-name="P1" draw:layer="layout" svg:x1="9.701cm" svg:y1="13.849cm" svg:x2="13.101cm" svg:y2="17.699cm" draw:start-shape="id3" draw:start-glue-point="5" draw:end-shape="id4" draw:end-glue-point="3" svg:d="M9701 13849h-551v3850h3951">
          <text:p/>
        </draw:connector>
        <draw:frame draw:style-name="gr5" draw:layer="layout" svg:width="3.7cm" svg:height="1.675cm" svg:x="9.301cm" svg:y="15.899cm">
          <draw:text-box>
            <text:p>Кнопка добавить</text:p>
          </draw:text-box>
        </draw:frame>
        <draw:custom-shape draw:style-name="gr4" draw:text-style-name="P1" xml:id="id5" draw:id="id5" draw:layer="layout" svg:width="2.4cm" svg:height="2.3cm" svg:x="21.901cm" svg:y="16.499cm">
          <text:p text:style-name="P1">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301cm" svg:y1="17.699cm" svg:x2="21.901cm" svg:y2="17.649cm" draw:start-shape="id4" draw:start-glue-point="1" draw:end-shape="id5" draw:end-glue-point="6" svg:d="M20301 17699h800v-50h800">
          <text:p/>
        </draw:connector>
        <draw:rect draw:style-name="gr2" draw:text-style-name="P2" xml:id="id6" draw:id="id6" draw:layer="layout" svg:width="7.1cm" svg:height="2cm" svg:x="13.001cm" svg:y="19.999cm">
          <text:p text:style-name="P1"><text:span text:style-name="T1">Очистит файлы с информацией</text:span></text:p>
          <text:p text:style-name="P1"><text:span text:style-name="T1"/></text:p>
        </draw:rect>
        <draw:connector draw:style-name="gr3" draw:text-style-name="P1" draw:layer="layout" svg:x1="9.701cm" svg:y1="13.849cm" svg:x2="13.001cm" svg:y2="20.999cm" draw:start-shape="id3" draw:start-glue-point="5" draw:end-shape="id6" draw:end-glue-point="3" svg:d="M9701 13849h-551v7150h3851">
          <text:p/>
        </draw:connector>
        <draw:frame draw:style-name="gr6" draw:layer="layout" svg:width="3.8cm" svg:height="3.099cm" svg:x="9.301cm" svg:y="19.099cm">
          <draw:text-box>
            <text:p>Кнопка не нажимать</text:p>
          </draw:text-box>
        </draw:frame>
        <draw:custom-shape draw:style-name="gr4" draw:text-style-name="P1" xml:id="id7" draw:id="id7" draw:layer="layout" svg:width="2.4cm" svg:height="2.3cm" svg:x="21.801cm" svg:y="19.799cm">
          <text:p text:style-name="P1">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101cm" svg:y1="20.999cm" svg:x2="21.801cm" svg:y2="20.949cm" draw:start-shape="id6" draw:start-glue-point="1" draw:end-shape="id7" draw:end-glue-point="6" svg:d="M20101 20999h850v-50h850">
          <text:p/>
        </draw:connector>
        <draw:custom-shape draw:style-name="gr4" draw:text-style-name="P1" xml:id="id8" draw:id="id8" draw:layer="layout" svg:width="2.4cm" svg:height="2.3cm" svg:x="5.9cm" svg:y="10.6cm">
          <text:p text:style-name="P1">С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8.3cm" svg:y1="11.75cm" svg:x2="13.301cm" svg:y2="12.299cm" draw:start-shape="id8" draw:start-glue-point="10" draw:end-shape="id3" draw:end-glue-point="4" svg:d="M8300 11750h700v-1h4301v550">
          <text:p/>
        </draw:connector>
        <draw:rect draw:style-name="gr2" draw:text-style-name="P2" xml:id="id9" draw:id="id9" draw:layer="layout" svg:width="7.2cm" svg:height="2.8cm" svg:x="13.001cm" svg:y="22.799cm">
          <text:p text:style-name="P1"><text:span text:style-name="T1">Проверка пароля, открытие главной формы</text:span></text:p>
        </draw:rect>
        <draw:connector draw:style-name="gr3" draw:text-style-name="P1" draw:layer="layout" svg:x1="9.701cm" svg:y1="13.849cm" svg:x2="13.001cm" svg:y2="24.199cm" draw:start-shape="id3" draw:start-glue-point="5" draw:end-shape="id9" draw:end-glue-point="3" svg:d="M9701 13849h-551v10350h3851">
          <text:p/>
        </draw:connector>
        <draw:frame draw:style-name="gr6" draw:layer="layout" svg:width="3.8cm" svg:height="3.099cm" svg:x="9.301cm" svg:y="22.4cm">
          <draw:text-box>
            <text:p>Кнопка выбрать</text:p>
          </draw:text-box>
        </draw:frame>
        <draw:custom-shape draw:style-name="gr4" draw:text-style-name="P1" xml:id="id10" draw:id="id10" draw:layer="layout" svg:width="2.4cm" svg:height="2.3cm" svg:x="21.801cm" svg:y="23.099cm">
          <text:p text:style-name="P1">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201cm" svg:y1="24.199cm" svg:x2="21.801cm" svg:y2="24.249cm" draw:start-shape="id9" draw:start-glue-point="1" draw:end-shape="id10" draw:end-glue-point="6" svg:d="M20201 24199h800v50h800">
          <text:p/>
        </draw:connector>
        <draw:rect draw:style-name="gr2" draw:text-style-name="P2" xml:id="id11" draw:id="id11" draw:layer="layout" svg:width="7.2cm" svg:height="1.6cm" svg:x="12.901cm" svg:y="26.199cm">
          <text:p text:style-name="P1"><text:span text:style-name="T1">Выход из приложения</text:span></text:p>
        </draw:rect>
        <draw:connector draw:style-name="gr3" draw:text-style-name="P1" draw:layer="layout" svg:x1="9.701cm" svg:y1="13.849cm" svg:x2="12.901cm" svg:y2="26.999cm" draw:start-shape="id3" draw:start-glue-point="5" draw:end-shape="id11" draw:end-glue-point="3" svg:d="M9701 13849h-551v13150h3751">
          <text:p/>
        </draw:connector>
        <draw:frame draw:style-name="gr6" draw:layer="layout" svg:width="3.8cm" svg:height="3.099cm" svg:x="9.301cm" svg:y="25cm">
          <draw:text-box>
            <text:p>Кнопка выход</text:p>
          </draw:text-box>
        </draw:frame>
        <draw:custom-shape draw:style-name="gr4" draw:text-style-name="P1" xml:id="id22" draw:id="id22" draw:layer="layout" svg:width="2.4cm" svg:height="2.3cm" svg:x="17.8cm" svg:y="31.5cm">
          <text:p text:style-name="P1">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" draw:text-style-name="P2" xml:id="id12" draw:id="id12" draw:layer="layout" svg:width="5.4cm" svg:height="2.1cm" svg:x="24.4cm" svg:y="35.4cm">
          <text:p text:style-name="P1"><text:span text:style-name="T1">Конец</text:span></text:p>
        </draw:ellipse>
        <draw:connector draw:style-name="gr3" draw:text-style-name="P1" draw:layer="layout" svg:x1="20.101cm" svg:y1="26.999cm" svg:x2="24.4cm" svg:y2="36.45cm" draw:start-shape="id11" draw:start-glue-point="1" draw:end-shape="id12" draw:end-glue-point="3" svg:d="M20101 26999h2150v9451h2149">
          <text:p/>
        </draw:connector>
        <draw:custom-shape draw:style-name="gr4" draw:text-style-name="P1" xml:id="id21" draw:id="id21" draw:layer="layout" svg:width="2.4cm" svg:height="2.3cm" svg:x="9.8cm" svg:y="36.7cm">
          <text:p text:style-name="P1">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7.2cm" svg:height="3.1cm" svg:x="10.701cm" svg:y="39cm">
          <text:p text:style-name="P1"><text:span text:style-name="T1">Выбор действ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14" draw:id="id14" draw:layer="layout" svg:width="7.1cm" svg:height="2cm" svg:x="14.001cm" svg:y="43.5cm">
          <text:p text:style-name="P1"><text:span text:style-name="T1">Добавление нового пользователя</text:span></text:p>
          <text:p text:style-name="P1"><text:span text:style-name="T1"/></text:p>
        </draw:rect>
        <draw:custom-shape draw:style-name="gr4" draw:text-style-name="P1" xml:id="id17" draw:id="id17" draw:layer="layout" svg:width="2.4cm" svg:height="2.3cm" svg:x="22.101cm" svg:y="43.3cm">
          <text:p text:style-name="P1">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15" draw:id="id15" draw:layer="layout" svg:width="7.1cm" svg:height="2cm" svg:x="14.101cm" svg:y="46.1cm">
          <text:p text:style-name="P1"><text:span text:style-name="T1">Изменение выбранного пользователя</text:span></text:p>
          <text:p text:style-name="P1"><text:span text:style-name="T1"/></text:p>
        </draw:rect>
        <draw:custom-shape draw:style-name="gr4" draw:text-style-name="P1" xml:id="id18" draw:id="id18" draw:layer="layout" svg:width="2.4cm" svg:height="2.3cm" svg:x="22.001cm" svg:y="45.9cm">
          <text:p text:style-name="P1">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16" draw:id="id16" draw:layer="layout" svg:width="7.1cm" svg:height="2cm" svg:x="14.201cm" svg:y="48.6cm">
          <text:p text:style-name="P1"><text:span text:style-name="T1">Удаление выбранного пользователя</text:span></text:p>
          <text:p text:style-name="P1"><text:span text:style-name="T1"/></text:p>
        </draw:rect>
        <draw:custom-shape draw:style-name="gr4" draw:text-style-name="P1" xml:id="id19" draw:id="id19" draw:layer="layout" svg:width="2.4cm" svg:height="2.3cm" svg:x="22.101cm" svg:y="48.4cm">
          <text:p text:style-name="P1">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701cm" svg:y1="40.55cm" svg:x2="14.001cm" svg:y2="44.5cm" draw:start-shape="id13" draw:start-glue-point="5" draw:end-shape="id14" draw:end-glue-point="3" svg:d="M10701 40550h-551v3950h3851">
          <text:p/>
        </draw:connector>
        <draw:connector draw:style-name="gr3" draw:text-style-name="P1" draw:layer="layout" svg:x1="10.701cm" svg:y1="40.55cm" svg:x2="14.101cm" svg:y2="47.1cm" draw:start-shape="id13" draw:start-glue-point="5" draw:end-shape="id15" draw:end-glue-point="3" svg:d="M10701 40550h-551v6550h3951">
          <text:p/>
        </draw:connector>
        <draw:connector draw:style-name="gr3" draw:text-style-name="P1" draw:layer="layout" svg:x1="10.701cm" svg:y1="40.55cm" svg:x2="14.201cm" svg:y2="49.6cm" draw:start-shape="id13" draw:start-glue-point="5" draw:end-shape="id16" draw:end-glue-point="3" svg:d="M10701 40550h-551v9050h4051">
          <text:p/>
        </draw:connector>
        <draw:custom-shape draw:style-name="gr4" draw:text-style-name="P1" xml:id="id20" draw:id="id20" draw:layer="layout" svg:width="2.4cm" svg:height="2.3cm" svg:x="14.501cm" svg:y="51.3cm">
          <text:p text:style-name="P1">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101cm" svg:y1="44.5cm" svg:x2="22.101cm" svg:y2="44.45cm" draw:start-shape="id14" draw:start-glue-point="1" draw:end-shape="id17" draw:end-glue-point="6" svg:d="M21101 44500h500v-50h500">
          <text:p/>
        </draw:connector>
        <draw:connector draw:style-name="gr3" draw:text-style-name="P1" draw:layer="layout" svg:x1="21.201cm" svg:y1="47.1cm" svg:x2="22.001cm" svg:y2="47.05cm" draw:start-shape="id15" draw:start-glue-point="1" draw:end-shape="id18" draw:end-glue-point="6" svg:d="M21201 47100h400v-50h400">
          <text:p/>
        </draw:connector>
        <draw:connector draw:style-name="gr3" draw:text-style-name="P1" draw:layer="layout" svg:x1="21.301cm" svg:y1="49.6cm" svg:x2="22.101cm" svg:y2="49.55cm" draw:start-shape="id16" draw:start-glue-point="1" draw:end-shape="id19" draw:end-glue-point="6" svg:d="M21301 49600h400v-50h400">
          <text:p/>
        </draw:connector>
        <draw:connector draw:style-name="gr3" draw:text-style-name="P1" draw:layer="layout" svg:x1="10.701cm" svg:y1="40.55cm" svg:x2="14.501cm" svg:y2="52.45cm" draw:start-shape="id13" draw:start-glue-point="5" draw:end-shape="id20" draw:end-glue-point="6" svg:d="M10701 40550h-551v11900h4351">
          <text:p/>
        </draw:connector>
        <draw:frame draw:style-name="gr5" draw:layer="layout" svg:width="3.7cm" svg:height="1.675cm" svg:x="10.201cm" svg:y="42.925cm">
          <draw:text-box>
            <text:p>Кнопка добавить</text:p>
          </draw:text-box>
        </draw:frame>
        <draw:frame draw:style-name="gr5" draw:layer="layout" svg:width="3.7cm" svg:height="1.675cm" svg:x="10.201cm" svg:y="45.325cm">
          <draw:text-box>
            <text:p>Кнопка изменить</text:p>
          </draw:text-box>
        </draw:frame>
        <draw:frame draw:style-name="gr5" draw:layer="layout" svg:width="3.7cm" svg:height="1.675cm" svg:x="10.301cm" svg:y="48cm">
          <draw:text-box>
            <text:p>Кнопка удалить</text:p>
          </draw:text-box>
        </draw:frame>
        <draw:frame draw:style-name="gr5" draw:layer="layout" svg:width="3.7cm" svg:height="1.675cm" svg:x="10.401cm" svg:y="50.6cm">
          <draw:text-box>
            <text:p>Кнопка закрыть</text:p>
          </draw:text-box>
        </draw:frame>
        <draw:connector draw:style-name="gr3" draw:text-style-name="P1" draw:layer="layout" svg:x1="12.2cm" svg:y1="37.85cm" svg:x2="14.301cm" svg:y2="39cm" draw:start-shape="id21" draw:start-glue-point="10" draw:end-shape="id13" draw:end-glue-point="4" svg:d="M12200 37850h2101v1150">
          <text:p/>
        </draw:connector>
        <draw:custom-shape draw:style-name="gr4" draw:text-style-name="P1" draw:layer="layout" svg:width="2.4cm" svg:height="2.3cm" svg:x="21.801cm" svg:y="23.099cm">
          <text:p text:style-name="P1">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3cm" svg:x="36.3cm" svg:y="4.8cm">
          <text:p text:style-name="P1">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5" draw:id="id45" draw:layer="layout" svg:width="2.4cm" svg:height="2.3cm" svg:x="36.3cm" svg:y="4.8cm">
          <text:p text:style-name="P1">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7.2cm" svg:height="3.1cm" svg:x="36.001cm" svg:y="11.5cm">
          <text:p text:style-name="P1"><text:span text:style-name="T1">Выбор действ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2.4cm" svg:height="2.3cm" svg:x="40.201cm" svg:y="15.2cm">
          <text:p text:style-name="P1">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27" draw:id="id27" draw:layer="layout" svg:width="7.2cm" svg:height="1.8cm" svg:x="40.501cm" svg:y="18cm">
          <text:p text:style-name="P1"><text:span text:style-name="T1">Откроет форму Настройка категорий</text:span></text:p>
        </draw:rect>
        <draw:custom-shape draw:style-name="gr4" draw:text-style-name="P1" xml:id="id28" draw:id="id28" draw:layer="layout" svg:width="2.4cm" svg:height="2.3cm" svg:x="48.701cm" svg:y="17.7cm">
          <text:p text:style-name="P1">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29" draw:id="id29" draw:layer="layout" svg:width="7.2cm" svg:height="1.8cm" svg:x="40.501cm" svg:y="20.4cm">
          <text:p text:style-name="P1"><text:span text:style-name="T1">Откроет форму Настройка валют</text:span></text:p>
        </draw:rect>
        <draw:custom-shape draw:style-name="gr4" draw:text-style-name="P1" xml:id="id30" draw:id="id30" draw:layer="layout" svg:width="2.4cm" svg:height="2.3cm" svg:x="48.601cm" svg:y="20.3cm">
          <text:p text:style-name="P1">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31" draw:id="id31" draw:layer="layout" svg:width="7.3cm" svg:height="1.5cm" svg:x="40.501cm" svg:y="23cm">
          <text:p text:style-name="P1"><text:span text:style-name="T1">Откроет форму Отчеты</text:span></text:p>
          <text:p text:style-name="P1"><text:span text:style-name="T1"/></text:p>
        </draw:rect>
        <draw:custom-shape draw:style-name="gr4" draw:text-style-name="P1" xml:id="id32" draw:id="id32" draw:layer="layout" svg:width="2.4cm" svg:height="2.3cm" svg:x="48.601cm" svg:y="22.7cm">
          <text:p text:style-name="P1">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33" draw:id="id33" draw:layer="layout" svg:width="7.3cm" svg:height="1.5cm" svg:x="40.501cm" svg:y="25.1cm">
          <text:p text:style-name="P1"><text:span text:style-name="T1">Откроет Калькулятор</text:span></text:p>
          <text:p text:style-name="P1"><text:span text:style-name="T1"/></text:p>
        </draw:rect>
        <draw:custom-shape draw:style-name="gr4" draw:text-style-name="P1" xml:id="id34" draw:id="id34" draw:layer="layout" svg:width="2.4cm" svg:height="2.3cm" svg:x="40.801cm" svg:y="27.3cm">
          <text:p text:style-name="P1">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35" draw:id="id35" draw:layer="layout" svg:width="7.3cm" svg:height="1.5cm" svg:x="40.501cm" svg:y="30.3cm">
          <text:p text:style-name="P1"><text:span text:style-name="T1">Нарисует главную таблицу</text:span></text:p>
          <text:p text:style-name="P1"><text:span text:style-name="T1"/></text:p>
        </draw:rect>
        <draw:connector draw:style-name="gr3" draw:text-style-name="P1" draw:layer="layout" svg:x1="20.2cm" svg:y1="32.65cm" svg:x2="24.4cm" svg:y2="36.45cm" draw:start-shape="id22" draw:start-glue-point="10" draw:end-shape="id12" draw:end-glue-point="3" svg:d="M20200 32650h2101v3800h2099">
          <text:p/>
        </draw:connector>
        <draw:rect draw:style-name="gr2" draw:text-style-name="P2" xml:id="id37" draw:id="id37" draw:layer="layout" svg:width="7.3cm" svg:height="1.5cm" svg:x="40.501cm" svg:y="32.4cm">
          <text:p text:style-name="P1"><text:span text:style-name="T1">Нарисует таблицу расходов</text:span></text:p>
          <text:p text:style-name="P1"><text:span text:style-name="T1"/></text:p>
        </draw:rect>
        <draw:custom-shape draw:style-name="gr4" draw:text-style-name="P1" xml:id="id38" draw:id="id38" draw:layer="layout" svg:width="2.4cm" svg:height="2.3cm" svg:x="49.001cm" svg:y="31.6cm">
          <text:p text:style-name="P1">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39" draw:id="id39" draw:layer="layout" svg:width="7.3cm" svg:height="1.5cm" svg:x="40.501cm" svg:y="34.6cm">
          <text:p text:style-name="P1"><text:span text:style-name="T1">Нарисует таблицу доходов</text:span></text:p>
          <text:p text:style-name="P1"><text:span text:style-name="T1"/></text:p>
        </draw:rect>
        <draw:custom-shape draw:style-name="gr4" draw:text-style-name="P1" xml:id="id23" draw:id="id23" draw:layer="layout" svg:width="2.4cm" svg:height="2.3cm" svg:x="28.6cm" svg:y="6.3cm">
          <text:p text:style-name="P1">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0" draw:id="id40" draw:layer="layout" svg:width="2.4cm" svg:height="2.3cm" svg:x="49.101cm" svg:y="34.1cm">
          <text:p text:style-name="P1">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41" draw:id="id41" draw:layer="layout" svg:width="7.3cm" svg:height="1.5cm" svg:x="40.501cm" svg:y="37.1cm">
          <text:p text:style-name="P1"><text:span text:style-name="T1">Нарисует таблицу долгов</text:span></text:p>
          <text:p text:style-name="P1"><text:span text:style-name="T1"/></text:p>
        </draw:rect>
        <draw:custom-shape draw:style-name="gr4" draw:text-style-name="P1" xml:id="id42" draw:id="id42" draw:layer="layout" svg:width="2.4cm" svg:height="2.3cm" svg:x="49.101cm" svg:y="36.6cm">
          <text:p text:style-name="P1">Г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43" draw:id="id43" draw:layer="layout" svg:width="7.3cm" svg:height="1.5cm" svg:x="40.601cm" svg:y="39.5cm">
          <text:p text:style-name="P1"><text:span text:style-name="T1">Нарисует таблицу займов</text:span></text:p>
          <text:p text:style-name="P1"><text:span text:style-name="T1"/></text:p>
        </draw:rect>
        <draw:custom-shape draw:style-name="gr4" draw:text-style-name="P1" xml:id="id44" draw:id="id44" draw:layer="layout" svg:width="2.4cm" svg:height="2.3cm" svg:x="49.201cm" svg:y="39cm">
          <text:p text:style-name="P1">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1cm" svg:y1="7.45cm" svg:x2="37.5cm" svg:y2="8.1cm" draw:start-shape="id23" draw:start-glue-point="10" draw:end-shape="id24" draw:end-glue-point="0" svg:d="M31000 7450h6500v650">
          <text:p/>
        </draw:connector>
        <draw:connector draw:style-name="gr3" draw:text-style-name="P1" draw:layer="layout" svg:x1="36.001cm" svg:y1="13.05cm" svg:x2="40.201cm" svg:y2="16.35cm" draw:start-shape="id25" draw:start-glue-point="5" draw:end-shape="id26" draw:end-glue-point="6" svg:d="M36001 13050h-551v3300h4751">
          <text:p/>
        </draw:connector>
        <draw:connector draw:style-name="gr3" draw:text-style-name="P1" draw:layer="layout" svg:x1="36.001cm" svg:y1="13.05cm" svg:x2="40.501cm" svg:y2="18.9cm" draw:start-shape="id25" draw:start-glue-point="5" draw:end-shape="id27" svg:d="M36001 13050h-551v5850h5051">
          <text:p/>
        </draw:connector>
        <draw:connector draw:style-name="gr3" draw:text-style-name="P1" draw:layer="layout" svg:x1="47.701cm" svg:y1="18.9cm" svg:x2="48.701cm" svg:y2="18.85cm" draw:start-shape="id27" draw:start-glue-point="1" draw:end-shape="id28" draw:end-glue-point="6" svg:d="M47701 18900h500v-50h500">
          <text:p/>
        </draw:connector>
        <draw:connector draw:style-name="gr3" draw:text-style-name="P1" draw:layer="layout" svg:x1="36.001cm" svg:y1="13.05cm" svg:x2="40.501cm" svg:y2="21.3cm" draw:start-shape="id25" draw:start-glue-point="5" draw:end-shape="id29" draw:end-glue-point="3" svg:d="M36001 13050h-551v8250h5051">
          <text:p/>
        </draw:connector>
        <draw:connector draw:style-name="gr3" draw:text-style-name="P1" draw:layer="layout" svg:x1="47.701cm" svg:y1="21.3cm" svg:x2="48.601cm" svg:y2="21.45cm" draw:start-shape="id29" draw:start-glue-point="1" draw:end-shape="id30" draw:end-glue-point="6" svg:d="M47701 21300h450v150h450">
          <text:p/>
        </draw:connector>
        <draw:connector draw:style-name="gr3" draw:text-style-name="P1" draw:layer="layout" svg:x1="36.001cm" svg:y1="13.05cm" svg:x2="40.501cm" svg:y2="23.75cm" draw:start-shape="id25" draw:start-glue-point="5" draw:end-shape="id31" draw:end-glue-point="3" svg:d="M36001 13050h-551v10700h5051">
          <text:p/>
        </draw:connector>
        <draw:connector draw:style-name="gr3" draw:text-style-name="P1" draw:layer="layout" svg:x1="47.801cm" svg:y1="23.75cm" svg:x2="48.601cm" svg:y2="23.85cm" draw:start-shape="id31" draw:start-glue-point="1" draw:end-shape="id32" draw:end-glue-point="6" svg:d="M47801 23750h400v100h400">
          <text:p/>
        </draw:connector>
        <draw:connector draw:style-name="gr3" draw:text-style-name="P1" draw:layer="layout" svg:x1="36.001cm" svg:y1="13.05cm" svg:x2="40.501cm" svg:y2="25.85cm" draw:start-shape="id25" draw:start-glue-point="5" draw:end-shape="id33" draw:end-glue-point="3" svg:d="M36001 13050h-551v12800h5051">
          <text:p/>
        </draw:connector>
        <draw:connector draw:style-name="gr3" draw:text-style-name="P1" draw:layer="layout" svg:x1="36.001cm" svg:y1="13.05cm" svg:x2="40.801cm" svg:y2="28.45cm" draw:start-shape="id25" draw:start-glue-point="5" draw:end-shape="id34" draw:end-glue-point="6" svg:d="M36001 13050h-551v15400h5351">
          <text:p/>
        </draw:connector>
        <draw:custom-shape draw:style-name="gr4" draw:text-style-name="P1" xml:id="id36" draw:id="id36" draw:layer="layout" svg:width="2.4cm" svg:height="2.3cm" svg:x="48.901cm" svg:y="29.1cm">
          <text:p text:style-name="P1">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6.001cm" svg:y1="13.05cm" svg:x2="40.501cm" svg:y2="31.05cm" draw:start-shape="id25" draw:start-glue-point="5" draw:end-shape="id35" draw:end-glue-point="3" svg:d="M36001 13050h-551v18000h5051">
          <text:p/>
        </draw:connector>
        <draw:connector draw:style-name="gr3" draw:text-style-name="P1" draw:layer="layout" svg:x1="47.801cm" svg:y1="31.05cm" svg:x2="48.901cm" svg:y2="30.25cm" draw:start-shape="id35" draw:start-glue-point="1" draw:end-shape="id36" draw:end-glue-point="6" svg:d="M47801 31050h550v-800h550">
          <text:p/>
        </draw:connector>
        <draw:connector draw:style-name="gr3" draw:text-style-name="P1" draw:layer="layout" svg:x1="36.001cm" svg:y1="13.05cm" svg:x2="40.501cm" svg:y2="33.15cm" draw:start-shape="id25" draw:start-glue-point="5" draw:end-shape="id37" draw:end-glue-point="3" svg:d="M36001 13050h-551v20100h5051">
          <text:p/>
        </draw:connector>
        <draw:connector draw:style-name="gr3" draw:text-style-name="P1" draw:layer="layout" svg:x1="47.801cm" svg:y1="33.15cm" svg:x2="49.001cm" svg:y2="32.75cm" draw:start-shape="id37" draw:start-glue-point="1" draw:end-shape="id38" draw:end-glue-point="6" svg:d="M47801 33150h600v-400h600">
          <text:p/>
        </draw:connector>
        <draw:connector draw:style-name="gr3" draw:text-style-name="P1" draw:layer="layout" svg:x1="47.801cm" svg:y1="35.35cm" svg:x2="49.101cm" svg:y2="35.25cm" draw:start-shape="id39" draw:start-glue-point="1" draw:end-shape="id40" draw:end-glue-point="6" svg:d="M47801 35350h650v-100h650">
          <text:p/>
        </draw:connector>
        <draw:connector draw:style-name="gr3" draw:text-style-name="P1" draw:layer="layout" svg:x1="47.801cm" svg:y1="37.85cm" svg:x2="49.101cm" svg:y2="37.75cm" draw:start-shape="id41" draw:start-glue-point="1" draw:end-shape="id42" draw:end-glue-point="6" svg:d="M47801 37850h650v-100h650">
          <text:p/>
        </draw:connector>
        <draw:connector draw:style-name="gr3" draw:text-style-name="P1" draw:layer="layout" svg:x1="47.901cm" svg:y1="40.25cm" svg:x2="49.201cm" svg:y2="40.15cm" draw:start-shape="id43" draw:start-glue-point="1" draw:end-shape="id44" draw:end-glue-point="6" svg:d="M47901 40250h650v-100h650">
          <text:p/>
        </draw:connector>
        <draw:connector draw:style-name="gr3" draw:text-style-name="P1" draw:layer="layout" svg:x1="36.001cm" svg:y1="13.05cm" svg:x2="40.501cm" svg:y2="35.35cm" draw:start-shape="id25" draw:start-glue-point="5" draw:end-shape="id39" draw:end-glue-point="3" svg:d="M36001 13050h-551v22300h5051">
          <text:p/>
        </draw:connector>
        <draw:connector draw:style-name="gr3" draw:text-style-name="P1" draw:layer="layout" svg:x1="36.001cm" svg:y1="13.05cm" svg:x2="40.501cm" svg:y2="37.85cm" draw:start-shape="id25" draw:start-glue-point="5" draw:end-shape="id41" draw:end-glue-point="3" svg:d="M36001 13050h-551v24800h5051">
          <text:p/>
        </draw:connector>
        <draw:connector draw:style-name="gr3" draw:text-style-name="P1" draw:layer="layout" svg:x1="36.001cm" svg:y1="13.05cm" svg:x2="40.601cm" svg:y2="40.25cm" draw:start-shape="id25" draw:start-glue-point="5" draw:end-shape="id43" draw:end-glue-point="3" svg:d="M36001 13050h-551v27200h5151">
          <text:p/>
        </draw:connector>
        <draw:frame draw:style-name="gr5" draw:layer="layout" svg:width="3.7cm" svg:height="1.675cm" svg:x="35.601cm" svg:y="14.725cm">
          <draw:text-box>
            <text:p>Кнопка имена</text:p>
          </draw:text-box>
        </draw:frame>
        <draw:frame draw:style-name="gr5" draw:layer="layout" svg:width="3.7cm" svg:height="1.675cm" svg:x="9.301cm" svg:y="15.9cm">
          <draw:text-box>
            <text:p>Кнопка добавить</text:p>
          </draw:text-box>
        </draw:frame>
        <draw:frame draw:style-name="gr5" draw:layer="layout" svg:width="3.7cm" svg:height="1.675cm" svg:x="35.601cm" svg:y="17.2cm">
          <draw:text-box>
            <text:p>Кнопка категории</text:p>
          </draw:text-box>
        </draw:frame>
        <draw:frame draw:style-name="gr5" draw:layer="layout" svg:width="3.7cm" svg:height="1.675cm" svg:x="35.601cm" svg:y="19.625cm">
          <draw:text-box>
            <text:p>Кнопка валюты</text:p>
          </draw:text-box>
        </draw:frame>
        <draw:frame draw:style-name="gr5" draw:layer="layout" svg:width="3.7cm" svg:height="1.675cm" svg:x="35.601cm" svg:y="22cm">
          <draw:text-box>
            <text:p>Кнопка отчеты</text:p>
          </draw:text-box>
        </draw:frame>
        <draw:frame draw:style-name="gr5" draw:layer="layout" svg:width="3.7cm" svg:height="1.675cm" svg:x="35.601cm" svg:y="19.626cm">
          <draw:text-box>
            <text:p>Кнопка валюты</text:p>
          </draw:text-box>
        </draw:frame>
        <draw:frame draw:style-name="gr7" draw:layer="layout" svg:width="4.2cm" svg:height="2.387cm" svg:x="35.601cm" svg:y="24.3cm">
          <draw:text-box>
            <text:p>Кнопка калькулятор</text:p>
          </draw:text-box>
        </draw:frame>
        <draw:frame draw:style-name="gr7" draw:layer="layout" svg:width="4.2cm" svg:height="2.387cm" svg:x="35.601cm" svg:y="26.6cm">
          <draw:text-box>
            <text:p>Кнопка выход</text:p>
          </draw:text-box>
        </draw:frame>
        <draw:frame draw:style-name="gr5" draw:layer="layout" svg:width="3.7cm" svg:height="1.675cm" svg:x="35.501cm" svg:y="29.3cm">
          <draw:text-box>
            <text:p>Кнопка главная</text:p>
          </draw:text-box>
        </draw:frame>
        <draw:frame draw:style-name="gr5" draw:layer="layout" svg:width="3.7cm" svg:height="1.675cm" svg:x="35.601cm" svg:y="31.525cm">
          <draw:text-box>
            <text:p>Кнопка расходы</text:p>
          </draw:text-box>
        </draw:frame>
        <draw:frame draw:style-name="gr5" draw:layer="layout" svg:width="3.7cm" svg:height="1.675cm" svg:x="35.501cm" svg:y="29.301cm">
          <draw:text-box>
            <text:p>Кнопка главная</text:p>
          </draw:text-box>
        </draw:frame>
        <draw:frame draw:style-name="gr5" draw:layer="layout" svg:width="3.7cm" svg:height="1.675cm" svg:x="35.601cm" svg:y="33.7cm">
          <draw:text-box>
            <text:p>Кнопка доходы</text:p>
          </draw:text-box>
        </draw:frame>
        <draw:frame draw:style-name="gr5" draw:layer="layout" svg:width="3.7cm" svg:height="1.675cm" svg:x="35.601cm" svg:y="36.2cm">
          <draw:text-box>
            <text:p>Кнопка долги</text:p>
          </draw:text-box>
        </draw:frame>
        <draw:frame draw:style-name="gr5" draw:layer="layout" svg:width="3.7cm" svg:height="1.675cm" svg:x="35.501cm" svg:y="38.5cm">
          <draw:text-box>
            <text:p>Кнопка займы</text:p>
          </draw:text-box>
        </draw:frame>
        <draw:rect draw:style-name="gr2" draw:text-style-name="P2" xml:id="id24" draw:id="id24" draw:layer="layout" svg:width="6cm" svg:height="1.7cm" svg:x="34.5cm" svg:y="8.1cm">
          <text:p text:style-name="P1"><text:span text:style-name="T1">Рисовка главной таблицы</text:span></text:p>
        </draw:rect>
        <draw:connector draw:style-name="gr3" draw:text-style-name="P1" draw:layer="layout" svg:x1="37.5cm" svg:y1="7.1cm" svg:x2="37.5cm" svg:y2="8.1cm" draw:start-shape="id45" draw:start-glue-point="8" draw:end-shape="id24" draw:end-glue-point="0" svg:d="M37500 7100v1000">
          <text:p/>
        </draw:connector>
        <draw:connector draw:style-name="gr3" draw:text-style-name="P1" draw:layer="layout" svg:x1="37.5cm" svg:y1="9.8cm" svg:x2="39.601cm" svg:y2="11.5cm" draw:start-shape="id24" draw:start-glue-point="2" draw:end-shape="id25" draw:end-glue-point="4" svg:d="M37500 9800v850h2101v850">
          <text:p/>
        </draw:connector>
        <draw:custom-shape draw:style-name="gr4" draw:text-style-name="P1" xml:id="id54" draw:id="id54" draw:layer="layout" svg:width="2.4cm" svg:height="2.3cm" svg:x="58.399cm" svg:y="3.4cm">
          <text:p text:style-name="P1">К,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7.2cm" svg:height="3.1cm" svg:x="59.2cm" svg:y="4.699cm">
          <text:p text:style-name="P1"><text:span text:style-name="T1">Выбор действ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47" draw:id="id47" draw:layer="layout" svg:width="7.1cm" svg:height="1.2cm" svg:x="62.5cm" svg:y="8.099cm">
          <text:p text:style-name="P1"><text:span text:style-name="T1">Добавление элемента</text:span></text:p>
          <text:p text:style-name="P1"><text:span text:style-name="T1"/></text:p>
        </draw:rect>
        <draw:custom-shape draw:style-name="gr4" draw:text-style-name="P1" xml:id="id50" draw:id="id50" draw:layer="layout" svg:width="2.4cm" svg:height="2.3cm" svg:x="70.6cm" svg:y="7.599cm">
          <text:p text:style-name="P1">К,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48" draw:id="id48" draw:layer="layout" svg:width="7.1cm" svg:height="1.625cm" svg:x="62.6cm" svg:y="10.374cm">
          <text:p text:style-name="P1"><text:span text:style-name="T1">Изменение выбранного элемента</text:span></text:p>
          <text:p text:style-name="P1"><text:span text:style-name="T1"/></text:p>
        </draw:rect>
        <draw:custom-shape draw:style-name="gr4" draw:text-style-name="P1" xml:id="id51" draw:id="id51" draw:layer="layout" svg:width="2.4cm" svg:height="2.3cm" svg:x="70.5cm" svg:y="9.899cm">
          <text:p text:style-name="P1">К,Б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49" draw:id="id49" draw:layer="layout" svg:width="7.1cm" svg:height="1.482cm" svg:x="62.6cm" svg:y="12.543cm">
          <text:p text:style-name="P1"><text:span text:style-name="T1">Удаление выбранного элемента</text:span></text:p>
          <text:p text:style-name="P1"><text:span text:style-name="T1"/></text:p>
        </draw:rect>
        <draw:custom-shape draw:style-name="gr4" draw:text-style-name="P1" xml:id="id52" draw:id="id52" draw:layer="layout" svg:width="2.4cm" svg:height="2.204cm" svg:x="70.5cm" svg:y="12.395cm">
          <text:p text:style-name="P1">К,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9.2cm" svg:y1="6.249cm" svg:x2="62.5cm" svg:y2="8.699cm" draw:start-shape="id46" draw:start-glue-point="5" draw:end-shape="id47" draw:end-glue-point="3" svg:d="M59200 6249h-551v2450h3851">
          <text:p/>
        </draw:connector>
        <draw:connector draw:style-name="gr3" draw:text-style-name="P1" draw:layer="layout" svg:x1="59.2cm" svg:y1="6.249cm" svg:x2="62.6cm" svg:y2="11.186cm" draw:start-shape="id46" draw:start-glue-point="5" draw:end-shape="id48" draw:end-glue-point="3" svg:d="M59200 6249h-551v4937h3951">
          <text:p/>
        </draw:connector>
        <draw:connector draw:style-name="gr3" draw:text-style-name="P1" draw:layer="layout" svg:x1="59.2cm" svg:y1="6.249cm" svg:x2="62.6cm" svg:y2="13.284cm" draw:start-shape="id46" draw:start-glue-point="5" draw:end-shape="id49" draw:end-glue-point="3" svg:d="M59200 6249h-551v7035h3951">
          <text:p/>
        </draw:connector>
        <draw:connector draw:style-name="gr3" draw:text-style-name="P1" draw:layer="layout" svg:x1="69.6cm" svg:y1="8.699cm" svg:x2="70.6cm" svg:y2="8.749cm" draw:start-shape="id47" draw:start-glue-point="1" draw:end-shape="id50" draw:end-glue-point="6" svg:d="M69600 8699h500v50h500">
          <text:p/>
        </draw:connector>
        <draw:connector draw:style-name="gr3" draw:text-style-name="P1" draw:layer="layout" svg:x1="69.7cm" svg:y1="11.186cm" svg:x2="70.5cm" svg:y2="11.049cm" draw:start-shape="id48" draw:start-glue-point="1" draw:end-shape="id51" draw:end-glue-point="6" svg:d="M69700 11186h400v-137h400">
          <text:p/>
        </draw:connector>
        <draw:connector draw:style-name="gr3" draw:text-style-name="P1" draw:layer="layout" svg:x1="69.7cm" svg:y1="13.284cm" svg:x2="70.5cm" svg:y2="13.497cm" draw:start-shape="id49" draw:start-glue-point="1" draw:end-shape="id52" draw:end-glue-point="6" svg:d="M69700 13284h400v213h400">
          <text:p/>
        </draw:connector>
        <draw:connector draw:style-name="gr3" draw:text-style-name="P1" draw:layer="layout" svg:x1="59.2cm" svg:y1="6.249cm" svg:x2="63cm" svg:y2="15.649cm" draw:start-shape="id46" draw:start-glue-point="5" draw:end-shape="id53" draw:end-glue-point="6" svg:d="M59200 6249h-551v9400h4351">
          <text:p/>
        </draw:connector>
        <draw:frame draw:style-name="gr8" draw:layer="layout" svg:width="3.7cm" svg:height="2.3cm" svg:x="58.8cm" svg:y="7.099cm">
          <draw:text-box>
            <text:p>Кнопка добавить</text:p>
          </draw:text-box>
        </draw:frame>
        <draw:frame draw:style-name="gr5" draw:layer="layout" svg:width="3.7cm" svg:height="1.675cm" svg:x="58.7cm" svg:y="9.399cm">
          <draw:text-box>
            <text:p>Кнопка изменить</text:p>
          </draw:text-box>
        </draw:frame>
        <draw:frame draw:style-name="gr5" draw:layer="layout" svg:width="3.7cm" svg:height="1.675cm" svg:x="58.7cm" svg:y="11.699cm">
          <draw:text-box>
            <text:p>Кнопка удалить</text:p>
          </draw:text-box>
        </draw:frame>
        <draw:frame draw:style-name="gr5" draw:layer="layout" svg:width="3.7cm" svg:height="1.675cm" svg:x="59cm" svg:y="13.7cm">
          <draw:text-box>
            <text:p>Кнопка закрыть</text:p>
          </draw:text-box>
        </draw:frame>
        <draw:connector draw:style-name="gr3" draw:text-style-name="P1" draw:layer="layout" svg:x1="60.799cm" svg:y1="4.55cm" svg:x2="62.8cm" svg:y2="4.699cm" draw:start-shape="id54" draw:start-glue-point="10" draw:end-shape="id46" draw:end-glue-point="4" svg:d="M60799 4550h2001v149">
          <text:p/>
        </draw:connector>
        <draw:custom-shape draw:style-name="gr4" draw:text-style-name="P1" xml:id="id53" draw:id="id53" draw:layer="layout" svg:width="2.4cm" svg:height="2.3cm" svg:x="63cm" svg:y="14.499cm">
          <text:p text:style-name="P1">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6" draw:id="id66" draw:layer="layout" svg:width="2.4cm" svg:height="2.3cm" svg:x="58.7cm" svg:y="15.8cm">
          <text:p text:style-name="P1">Р,Д,Г,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5" draw:id="id55" draw:layer="layout" svg:width="7.2cm" svg:height="3.1cm" svg:x="65.201cm" svg:y="17.399cm">
          <text:p text:style-name="P1"><text:span text:style-name="T1">Выбор действ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56" draw:id="id56" draw:layer="layout" svg:width="7.1cm" svg:height="1.2cm" svg:x="68.501cm" svg:y="20.799cm">
          <text:p text:style-name="P1"><text:span text:style-name="T1">Добавление элемента</text:span></text:p>
          <text:p text:style-name="P1"><text:span text:style-name="T1"/></text:p>
        </draw:rect>
        <draw:custom-shape draw:style-name="gr4" draw:text-style-name="P1" xml:id="id59" draw:id="id59" draw:layer="layout" svg:width="2.4cm" svg:height="2.3cm" svg:x="76.601cm" svg:y="20.299cm">
          <text:p text:style-name="P1">Р,Д,Г,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57" draw:id="id57" draw:layer="layout" svg:width="7.1cm" svg:height="1.425cm" svg:x="68.601cm" svg:y="23.074cm">
          <text:p text:style-name="P1"><text:span text:style-name="T1">Изменение выбранного элемента</text:span></text:p>
          <text:p text:style-name="P1"><text:span text:style-name="T1"/></text:p>
        </draw:rect>
        <draw:custom-shape draw:style-name="gr4" draw:text-style-name="P1" xml:id="id60" draw:id="id60" draw:layer="layout" svg:width="2.4cm" svg:height="2.3cm" svg:x="76.6cm" svg:y="22.599cm">
          <text:p text:style-name="P1">Р,Д,Г,З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58" draw:id="id58" draw:layer="layout" svg:width="7.1cm" svg:height="1.482cm" svg:x="68.601cm" svg:y="25.243cm">
          <text:p text:style-name="P1"><text:span text:style-name="T1">Удаление выбранного элемента</text:span></text:p>
          <text:p text:style-name="P1"><text:span text:style-name="T1"/></text:p>
        </draw:rect>
        <draw:custom-shape draw:style-name="gr4" draw:text-style-name="P1" xml:id="id61" draw:id="id61" draw:layer="layout" svg:width="2.4cm" svg:height="2.204cm" svg:x="76.501cm" svg:y="25.095cm">
          <text:p text:style-name="P1">Р,Д,Г,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5.201cm" svg:y1="18.949cm" svg:x2="68.501cm" svg:y2="21.399cm" draw:start-shape="id55" draw:start-glue-point="5" draw:end-shape="id56" draw:end-glue-point="3" svg:d="M65201 18949h-551v2450h3851">
          <text:p/>
        </draw:connector>
        <draw:connector draw:style-name="gr3" draw:text-style-name="P1" draw:layer="layout" svg:x1="65.201cm" svg:y1="18.949cm" svg:x2="68.601cm" svg:y2="23.786cm" draw:start-shape="id55" draw:start-glue-point="5" draw:end-shape="id57" draw:end-glue-point="3" svg:d="M65201 18949h-551v4837h3951">
          <text:p/>
        </draw:connector>
        <draw:connector draw:style-name="gr3" draw:text-style-name="P1" draw:layer="layout" svg:x1="65.201cm" svg:y1="18.949cm" svg:x2="68.601cm" svg:y2="25.984cm" draw:start-shape="id55" draw:start-glue-point="5" draw:end-shape="id58" draw:end-glue-point="3" svg:d="M65201 18949h-551v7035h3951">
          <text:p/>
        </draw:connector>
        <draw:connector draw:style-name="gr3" draw:text-style-name="P1" draw:layer="layout" svg:x1="75.601cm" svg:y1="21.399cm" svg:x2="76.601cm" svg:y2="21.449cm" draw:start-shape="id56" draw:start-glue-point="1" draw:end-shape="id59" draw:end-glue-point="6" svg:d="M75601 21399h500v50h500">
          <text:p/>
        </draw:connector>
        <draw:connector draw:style-name="gr3" draw:text-style-name="P1" draw:layer="layout" svg:x1="75.701cm" svg:y1="23.786cm" svg:x2="76.6cm" svg:y2="23.749cm" draw:start-shape="id57" draw:start-glue-point="1" draw:end-shape="id60" draw:end-glue-point="6" svg:d="M75701 23786h450v-37h449">
          <text:p/>
        </draw:connector>
        <draw:connector draw:style-name="gr3" draw:text-style-name="P1" draw:layer="layout" svg:x1="75.701cm" svg:y1="25.984cm" svg:x2="76.501cm" svg:y2="26.197cm" draw:start-shape="id58" draw:start-glue-point="1" draw:end-shape="id61" draw:end-glue-point="6" svg:d="M75701 25984h400v213h400">
          <text:p/>
        </draw:connector>
        <draw:connector draw:style-name="gr3" draw:text-style-name="P1" draw:layer="layout" svg:x1="65.201cm" svg:y1="18.949cm" svg:x2="69.001cm" svg:y2="28.349cm" draw:start-shape="id55" draw:start-glue-point="5" draw:end-shape="id62" draw:end-glue-point="6" svg:d="M65201 18949h-551v9400h4351">
          <text:p/>
        </draw:connector>
        <draw:frame draw:style-name="gr8" draw:layer="layout" svg:width="3.7cm" svg:height="2.3cm" svg:x="64.801cm" svg:y="19.799cm">
          <draw:text-box>
            <text:p>Кнопка добавить</text:p>
          </draw:text-box>
        </draw:frame>
        <draw:frame draw:style-name="gr5" draw:layer="layout" svg:width="3.7cm" svg:height="1.675cm" svg:x="64.701cm" svg:y="22.099cm">
          <draw:text-box>
            <text:p>Кнопка изменить</text:p>
          </draw:text-box>
        </draw:frame>
        <draw:frame draw:style-name="gr5" draw:layer="layout" svg:width="3.7cm" svg:height="1.675cm" svg:x="64.701cm" svg:y="24.399cm">
          <draw:text-box>
            <text:p>Кнопка удалить</text:p>
          </draw:text-box>
        </draw:frame>
        <draw:frame draw:style-name="gr5" draw:layer="layout" svg:width="3.7cm" svg:height="1.675cm" svg:x="65.001cm" svg:y="26.4cm">
          <draw:text-box>
            <text:p>Другая кнопка</text:p>
          </draw:text-box>
        </draw:frame>
        <draw:custom-shape draw:style-name="gr4" draw:text-style-name="P1" xml:id="id62" draw:id="id62" draw:layer="layout" svg:width="2.4cm" svg:height="2.3cm" svg:x="69.001cm" svg:y="27.199cm">
          <text:p text:style-name="P1">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3" draw:id="id63" draw:layer="layout" svg:width="2.4cm" svg:height="2.3cm" svg:x="28.5cm" svg:y="9.5cm">
          <text:p text:style-name="P1">Л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30.9cm" svg:y1="10.65cm" svg:x2="39.601cm" svg:y2="11.5cm" draw:start-shape="id63" draw:start-glue-point="10" draw:end-shape="id25" draw:end-glue-point="4" svg:d="M30900 10650h8701v850">
          <text:p/>
        </draw:connector>
        <draw:rect draw:style-name="gr2" draw:text-style-name="P2" draw:layer="layout" svg:width="7.1cm" svg:height="1.482cm" svg:x="68.601cm" svg:y="25.243cm">
          <text:p text:style-name="P1"><text:span text:style-name="T1">Удаление выбранного элемента</text:span></text:p>
          <text:p text:style-name="P1"><text:span text:style-name="T1"/></text:p>
        </draw:rect>
        <draw:rect draw:style-name="gr2" draw:text-style-name="P2" xml:id="id64" draw:id="id64" draw:layer="layout" svg:width="7.5cm" svg:height="1.582cm" svg:x="68.6cm" svg:y="29.917cm">
          <text:p text:style-name="P1"><text:span text:style-name="T1">Рисовка таблицы в зависимости от фильтра</text:span></text:p>
          <text:p text:style-name="P1"><text:span text:style-name="T1"/></text:p>
        </draw:rect>
        <draw:custom-shape draw:style-name="gr4" draw:text-style-name="P1" xml:id="id65" draw:id="id65" draw:layer="layout" svg:width="2.4cm" svg:height="2.204cm" svg:x="76.7cm" svg:y="29.499cm">
          <text:p text:style-name="P1">Р,Д,Г,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6.1cm" svg:y1="30.708cm" svg:x2="76.7cm" svg:y2="30.601cm" draw:start-shape="id64" draw:start-glue-point="1" draw:end-shape="id65" draw:end-glue-point="6" svg:d="M76100 30708h300v-107h300">
          <text:p/>
        </draw:connector>
        <draw:connector draw:style-name="gr3" draw:text-style-name="P1" draw:layer="layout" svg:x1="65.201cm" svg:y1="18.949cm" svg:x2="68.6cm" svg:y2="30.708cm" draw:start-shape="id55" draw:start-glue-point="5" draw:end-shape="id64" draw:end-glue-point="3" svg:d="M65201 18949h-551v11759h3950">
          <text:p/>
        </draw:connector>
        <draw:frame draw:style-name="gr5" draw:layer="layout" svg:width="3.7cm" svg:height="1.675cm" svg:x="64.9cm" svg:y="29.024cm">
          <draw:text-box>
            <text:p>Другая применить</text:p>
          </draw:text-box>
        </draw:frame>
        <draw:rect draw:style-name="gr2" draw:text-style-name="P2" xml:id="id67" draw:id="id67" draw:layer="layout" svg:width="6cm" svg:height="2.4cm" svg:x="57.2cm" svg:y="18.699cm">
          <text:p text:style-name="P1"><text:span text:style-name="T1">Рисовка соответствующей таблицы</text:span></text:p>
        </draw:rect>
        <draw:connector draw:style-name="gr3" draw:text-style-name="P1" draw:layer="layout" svg:x1="59.9cm" svg:y1="18.1cm" svg:x2="60.2cm" svg:y2="18.699cm" draw:start-shape="id66" draw:start-glue-point="8" draw:end-shape="id67" draw:end-glue-point="0" svg:d="M59900 18100v300h300v299">
          <text:p/>
        </draw:connector>
        <draw:connector draw:style-name="gr3" draw:text-style-name="P1" draw:layer="layout" svg:x1="60.2cm" svg:y1="21.099cm" svg:x2="68.801cm" svg:y2="17.399cm" draw:start-shape="id67" draw:start-glue-point="2" draw:end-shape="id55" draw:end-glue-point="4" svg:d="M60200 21099v550h4000v-4801h4601v551">
          <text:p/>
        </draw:connector>
        <draw:custom-shape draw:style-name="gr4" draw:text-style-name="P1" xml:id="id74" draw:id="id74" draw:layer="layout" svg:width="2.4cm" svg:height="2.3cm" svg:x="57.6cm" svg:y="21.799cm">
          <text:p text:style-name="P1">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8" draw:id="id68" draw:layer="layout" svg:width="7.2cm" svg:height="3.1cm" svg:x="57.801cm" svg:y="29.699cm">
          <text:p text:style-name="P1"><text:span text:style-name="T1">Выбор действ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69" draw:id="id69" draw:layer="layout" svg:width="7.1cm" svg:height="1.7cm" svg:x="63cm" svg:y="34.699cm">
          <text:p text:style-name="P1"><text:span text:style-name="T1">Соответствующая панель</text:span></text:p>
          <text:p text:style-name="P1"><text:span text:style-name="T1"/></text:p>
        </draw:rect>
        <draw:custom-shape draw:style-name="gr4" draw:text-style-name="P1" xml:id="id70" draw:id="id70" draw:layer="layout" svg:width="2.4cm" svg:height="2.3cm" svg:x="71.5cm" svg:y="34.199cm">
          <text:p text:style-name="P1">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7.801cm" svg:y1="31.249cm" svg:x2="63cm" svg:y2="35.549cm" draw:start-shape="id68" draw:start-glue-point="5" draw:end-shape="id69" draw:end-glue-point="3" svg:d="M57801 31249h-550v4300h5749">
          <text:p/>
        </draw:connector>
        <draw:connector draw:style-name="gr3" draw:text-style-name="P1" draw:layer="layout" svg:x1="70.1cm" svg:y1="35.549cm" svg:x2="71.5cm" svg:y2="35.349cm" draw:start-shape="id69" draw:start-glue-point="1" draw:end-shape="id70" draw:end-glue-point="6" svg:d="M70100 35549h700v-200h700">
          <text:p/>
        </draw:connector>
        <draw:connector draw:style-name="gr3" draw:text-style-name="P1" draw:layer="layout" svg:x1="57.801cm" svg:y1="31.249cm" svg:x2="61.8cm" svg:y2="37.848cm" draw:start-shape="id68" draw:start-glue-point="5" draw:end-shape="id71" draw:end-glue-point="6" svg:d="M57801 31249h-550v6599h4549">
          <text:p/>
        </draw:connector>
        <draw:frame draw:style-name="gr9" draw:layer="layout" svg:width="5.336cm" svg:height="3.811cm" svg:x="57.664cm" svg:y="32.999cm">
          <draw:text-box>
            <text:p>Кнопка расход, доход, долги, займы</text:p>
          </draw:text-box>
        </draw:frame>
        <draw:frame draw:style-name="gr5" draw:layer="layout" svg:width="3.7cm" svg:height="1.675cm" svg:x="57.8cm" svg:y="35.899cm">
          <draw:text-box>
            <text:p>Кнопка главная</text:p>
          </draw:text-box>
        </draw:frame>
        <draw:custom-shape draw:style-name="gr4" draw:text-style-name="P1" xml:id="id71" draw:id="id71" draw:layer="layout" svg:width="2.4cm" svg:height="2.3cm" svg:x="61.8cm" svg:y="36.698cm">
          <text:p text:style-name="P1">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2" xml:id="id72" draw:id="id72" draw:layer="layout" svg:width="7.5cm" svg:height="1.582cm" svg:x="61.6cm" svg:y="39.513cm">
          <text:p text:style-name="P1"><text:span text:style-name="T1">Рисовка таблицы в зависимости от фильтра</text:span></text:p>
          <text:p text:style-name="P1"><text:span text:style-name="T1"/></text:p>
        </draw:rect>
        <draw:custom-shape draw:style-name="gr4" draw:text-style-name="P1" xml:id="id73" draw:id="id73" draw:layer="layout" svg:width="2.4cm" svg:height="2.204cm" svg:x="69.7cm" svg:y="39.095cm">
          <text:p text:style-name="P1">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9.1cm" svg:y1="40.304cm" svg:x2="69.7cm" svg:y2="40.197cm" draw:start-shape="id72" draw:start-glue-point="1" draw:end-shape="id73" draw:end-glue-point="6" svg:d="M69100 40304h300v-107h300">
          <text:p/>
        </draw:connector>
        <draw:connector draw:style-name="gr3" draw:text-style-name="P1" draw:layer="layout" svg:x1="57.801cm" svg:y1="31.249cm" svg:x2="61.6cm" svg:y2="40.304cm" draw:start-shape="id68" draw:start-glue-point="5" draw:end-shape="id72" draw:end-glue-point="3" svg:d="M57801 31249h-550v9055h4349">
          <text:p/>
        </draw:connector>
        <draw:frame draw:style-name="gr5" draw:layer="layout" svg:width="3.7cm" svg:height="1.675cm" svg:x="57.9cm" svg:y="38.62cm">
          <draw:text-box>
            <text:p>Другая применить</text:p>
          </draw:text-box>
        </draw:frame>
        <draw:rect draw:style-name="gr2" draw:text-style-name="P2" xml:id="id75" draw:id="id75" draw:layer="layout" svg:width="6cm" svg:height="1.1cm" svg:x="57.5cm" svg:y="24.599cm">
          <text:p text:style-name="P1"><text:span text:style-name="T1">Панель расходов</text:span></text:p>
        </draw:rect>
        <draw:rect draw:style-name="gr2" draw:text-style-name="P2" xml:id="id76" draw:id="id76" draw:layer="layout" svg:width="6cm" svg:height="1.8cm" svg:x="57.5cm" svg:y="27.399cm">
          <text:p text:style-name="P1"><text:span text:style-name="T1">Соответствующая панель</text:span></text:p>
        </draw:rect>
        <draw:custom-shape draw:style-name="gr4" draw:text-style-name="P1" xml:id="id77" draw:id="id77" draw:layer="layout" svg:width="2.4cm" svg:height="2.3cm" svg:x="53.6cm" svg:y="25.4cm">
          <text:p text:style-name="P1">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0cm" svg:y1="22.949cm" svg:x2="60.5cm" svg:y2="24.599cm" draw:start-shape="id74" draw:start-glue-point="10" draw:end-shape="id75" draw:end-glue-point="0" svg:d="M60000 22949h500v1650">
          <text:p/>
        </draw:connector>
        <draw:connector draw:style-name="gr3" draw:text-style-name="P1" draw:layer="layout" svg:x1="60.5cm" svg:y1="25.699cm" svg:x2="60.5cm" svg:y2="27.399cm" draw:start-shape="id75" draw:start-glue-point="2" draw:end-shape="id76" draw:end-glue-point="0" svg:d="M60500 25699v1700">
          <text:p/>
        </draw:connector>
        <draw:connector draw:style-name="gr3" draw:text-style-name="P1" draw:layer="layout" svg:x1="60.5cm" svg:y1="29.199cm" svg:x2="61.401cm" svg:y2="29.699cm" draw:start-shape="id76" draw:start-glue-point="2" draw:end-shape="id68" draw:end-glue-point="4" svg:d="M60500 29199v250h901v250">
          <text:p/>
        </draw:connector>
        <draw:connector draw:style-name="gr3" draw:text-style-name="P1" draw:layer="layout" svg:x1="56cm" svg:y1="26.55cm" svg:x2="60.5cm" svg:y2="27.399cm" draw:start-shape="id77" draw:start-glue-point="10" draw:end-shape="id76" draw:end-glue-point="0" svg:d="M56000 26550h4500v849">
          <text:p/>
        </draw:connector>
        <draw:rect draw:style-name="gr10" draw:text-style-name="P1" draw:layer="layout" svg:width="45.6cm" svg:height="13.1cm" svg:x="37.5cm" svg:y="45.3cm">
          <text:p/>
        </draw:rect>
        <draw:line draw:style-name="gr11" draw:text-style-name="P1" draw:layer="layout" svg:x1="55.6cm" svg:y1="45.3cm" svg:x2="55.6cm" svg:y2="58.4cm">
          <text:p/>
        </draw:line>
        <draw:line draw:style-name="gr11" draw:text-style-name="P1" draw:layer="layout" svg:x1="37.5cm" svg:y1="50.2cm" svg:x2="55.6cm" svg:y2="50.2cm">
          <text:p/>
        </draw:line>
        <draw:line draw:style-name="gr11" draw:text-style-name="P1" draw:layer="layout" svg:x1="37.5cm" svg:y1="51.4cm" svg:x2="55.6cm" svg:y2="51.4cm">
          <text:p/>
        </draw:line>
        <draw:line draw:style-name="gr11" draw:text-style-name="P1" draw:layer="layout" svg:x1="37.5cm" svg:y1="52.7cm" svg:x2="55.6cm" svg:y2="52.7cm">
          <text:p/>
        </draw:line>
        <draw:line draw:style-name="gr11" draw:text-style-name="P1" draw:layer="layout" svg:x1="37.5cm" svg:y1="53.9cm" svg:x2="55.6cm" svg:y2="53.9cm">
          <text:p/>
        </draw:line>
        <draw:line draw:style-name="gr11" draw:text-style-name="P1" draw:layer="layout" svg:x1="37.5cm" svg:y1="57.499cm" svg:x2="55.6cm" svg:y2="57.4cm">
          <text:p/>
        </draw:line>
        <draw:line draw:style-name="gr11" draw:text-style-name="P1" draw:layer="layout" svg:x1="37.5cm" svg:y1="56.3cm" svg:x2="55.6cm" svg:y2="56.3cm">
          <text:p/>
        </draw:line>
        <draw:line draw:style-name="gr11" draw:text-style-name="P1" draw:layer="layout" svg:x1="37.5cm" svg:y1="55.2cm" svg:x2="83.1cm" svg:y2="55.2cm">
          <text:p/>
        </draw:line>
        <draw:line draw:style-name="gr11" draw:text-style-name="P1" draw:layer="layout" svg:x1="37.5cm" svg:y1="48.9cm" svg:x2="83.1cm" svg:y2="48.9cm">
          <text:p/>
        </draw:line>
        <draw:line draw:style-name="gr11" draw:text-style-name="P1" draw:layer="layout" svg:x1="37.5cm" svg:y1="47.8cm" svg:x2="55.5cm" svg:y2="47.8cm">
          <text:p/>
        </draw:line>
        <draw:line draw:style-name="gr11" draw:text-style-name="P1" draw:layer="layout" svg:x1="37.5cm" svg:y1="46.6cm" svg:x2="55.5cm" svg:y2="46.6cm">
          <text:p/>
        </draw:line>
        <draw:line draw:style-name="gr11" draw:text-style-name="P1" draw:layer="layout" svg:x1="38.9cm" svg:y1="45.3cm" svg:x2="38.9cm" svg:y2="51.4cm">
          <text:p/>
        </draw:line>
        <draw:line draw:style-name="gr11" draw:text-style-name="P1" draw:layer="layout" svg:x1="40.8cm" svg:y1="45.3cm" svg:x2="40.8cm" svg:y2="58.4cm">
          <text:p/>
        </draw:line>
        <draw:line draw:style-name="gr11" draw:text-style-name="P1" draw:layer="layout" svg:x1="48.8cm" svg:y1="45.3cm" svg:x2="48.739cm" svg:y2="58.4cm">
          <text:p/>
        </draw:line>
        <draw:line draw:style-name="gr11" draw:text-style-name="P1" draw:layer="layout" svg:x1="53.1cm" svg:y1="45.3cm" svg:x2="53.039cm" svg:y2="58.4cm">
          <text:p/>
        </draw:line>
        <draw:line draw:style-name="gr11" draw:text-style-name="P1" draw:layer="layout" svg:x1="69.8cm" svg:y1="48.9cm" svg:x2="69.8cm" svg:y2="58.4cm">
          <text:p/>
        </draw:line>
        <draw:line draw:style-name="gr11" draw:text-style-name="P1" draw:layer="layout" svg:x1="69.8cm" svg:y1="54cm" svg:x2="83.1cm" svg:y2="54cm">
          <text:p/>
        </draw:line>
        <draw:line draw:style-name="gr11" draw:text-style-name="P1" draw:layer="layout" svg:x1="69.8cm" svg:y1="50cm" svg:x2="83.1cm" svg:y2="50cm">
          <text:p/>
        </draw:line>
        <draw:line draw:style-name="gr11" draw:text-style-name="P1" draw:layer="layout" svg:x1="74.3cm" svg:y1="48.9cm" svg:x2="74.3cm" svg:y2="54cm">
          <text:p/>
        </draw:line>
        <draw:line draw:style-name="gr11" draw:text-style-name="P1" draw:layer="layout" svg:x1="78.7cm" svg:y1="48.9cm" svg:x2="78.7cm" svg:y2="54cm">
          <text:p/>
        </draw:line>
        <draw:line draw:style-name="gr11" draw:text-style-name="P1" draw:layer="layout" svg:x1="71.2cm" svg:y1="50cm" svg:x2="71.2cm" svg:y2="54cm">
          <text:p/>
        </draw:line>
        <draw:line draw:style-name="gr11" draw:text-style-name="P1" draw:layer="layout" svg:x1="72.8cm" svg:y1="50cm" svg:x2="72.8cm" svg:y2="54cm">
          <text:p/>
        </draw:line>
        <draw:line draw:style-name="gr11" draw:text-style-name="P1" draw:layer="layout" svg:x1="75.9cm" svg:y1="54cm" svg:x2="75.9cm" svg:y2="55.2cm">
          <text:p/>
        </draw:line>
        <draw:frame draw:style-name="gr12" draw:text-style-name="P3" draw:layer="layout" svg:width="15.1cm" svg:height="2cm" svg:x="62.8cm" svg:y="46.2cm">
          <draw:text-box>
            <text:p text:style-name="P3"><text:span text:style-name="T2">ГУИР 751007 010 СП</text:span></text:p>
          </draw:text-box>
        </draw:frame>
        <draw:frame draw:style-name="gr13" draw:layer="layout" svg:width="2.9cm" svg:height="0.963cm" svg:x="70.8cm" svg:y="49cm">
          <draw:text-box>
            <text:p>Лит.</text:p>
          </draw:text-box>
        </draw:frame>
        <draw:frame draw:style-name="gr13" draw:layer="layout" svg:width="2.9cm" svg:height="0.963cm" svg:x="74.8cm" svg:y="49cm">
          <draw:text-box>
            <text:p>Масса</text:p>
          </draw:text-box>
        </draw:frame>
        <draw:frame draw:style-name="gr5" draw:layer="layout" svg:width="3.5cm" svg:height="1.675cm" svg:x="79.2cm" svg:y="49cm">
          <draw:text-box>
            <text:p>Масштаб</text:p>
          </draw:text-box>
        </draw:frame>
        <draw:frame draw:style-name="gr5" draw:layer="layout" svg:width="3.5cm" svg:height="1.675cm" svg:x="71.3cm" svg:y="54.1cm">
          <draw:text-box>
            <text:p>Лист 1</text:p>
          </draw:text-box>
        </draw:frame>
        <draw:frame draw:style-name="gr5" draw:layer="layout" svg:width="3.5cm" svg:height="1.675cm" svg:x="77.6cm" svg:y="54.1cm">
          <draw:text-box>
            <text:p>Листов 1</text:p>
          </draw:text-box>
        </draw:frame>
        <draw:frame draw:style-name="gr5" draw:layer="layout" svg:width="3.5cm" svg:height="1.675cm" svg:x="71.3cm" svg:y="51.125cm">
          <draw:text-box>
            <text:p>У</text:p>
          </draw:text-box>
        </draw:frame>
        <draw:frame draw:style-name="gr14" draw:text-style-name="P4" draw:layer="layout" svg:width="9.6cm" svg:height="2.765cm" svg:x="72cm" svg:y="56cm">
          <draw:text-box>
            <text:p text:style-name="P4"><text:span text:style-name="T3">ПОИТ гр. 751007</text:span></text:p>
          </draw:text-box>
        </draw:frame>
        <draw:frame draw:style-name="gr7" draw:layer="layout" svg:width="7.7cm" svg:height="2.387cm" svg:x="59.3cm" svg:y="53.8cm">
          <draw:text-box>
            <text:p>Схема программы</text:p>
          </draw:text-box>
        </draw:frame>
        <draw:frame draw:style-name="gr15" draw:text-style-name="P5" draw:layer="layout" svg:width="10cm" svg:height="2.4cm" svg:x="57.4cm" svg:y="50.2cm">
          <draw:text-box>
            <text:p text:style-name="P5">Программное средство “Электронный кошелек” </text:p>
            <text:p text:style-name="P5">(Программа учета доходов и расходов)</text:p>
          </draw:text-box>
        </draw:frame>
        <draw:frame draw:style-name="gr16" draw:text-style-name="P6" draw:layer="layout" svg:width="2.9cm" svg:height="0.958cm" svg:x="37.389cm" svg:y="57.47cm">
          <draw:text-box>
            <text:p text:style-name="P6"><text:span text:style-name="T4">Утв.</text:span></text:p>
          </draw:text-box>
        </draw:frame>
        <draw:frame draw:style-name="gr13" draw:text-style-name="P6" draw:layer="layout" svg:width="2.9cm" svg:height="0.958cm" svg:x="37.4cm" svg:y="56.442cm">
          <draw:text-box>
            <text:p text:style-name="P6"><text:span text:style-name="T4">Реценз.</text:span></text:p>
          </draw:text-box>
        </draw:frame>
        <draw:frame draw:style-name="gr17" draw:text-style-name="P6" draw:layer="layout" svg:width="3.3cm" svg:height="1.665cm" svg:x="37.4cm" svg:y="55.342cm">
          <draw:text-box>
            <text:p text:style-name="P6"><text:span text:style-name="T4">Н. Контр</text:span></text:p>
          </draw:text-box>
        </draw:frame>
        <draw:frame draw:style-name="gr17" draw:text-style-name="P6" draw:layer="layout" svg:width="3.3cm" svg:height="1.665cm" svg:x="37.3cm" svg:y="54.1cm">
          <draw:text-box>
            <text:p text:style-name="P6"><text:span text:style-name="T4">Т. Контр</text:span></text:p>
          </draw:text-box>
        </draw:frame>
        <draw:frame draw:style-name="gr17" draw:text-style-name="P6" draw:layer="layout" svg:width="3.3cm" svg:height="1.665cm" svg:x="37.4cm" svg:y="52.9cm">
          <draw:text-box>
            <text:p text:style-name="P6"><text:span text:style-name="T4">Руковод.</text:span></text:p>
          </draw:text-box>
        </draw:frame>
        <draw:frame draw:style-name="gr17" draw:text-style-name="P6" draw:layer="layout" svg:width="3.3cm" svg:height="1.665cm" svg:x="37.4cm" svg:y="51.6cm">
          <draw:text-box>
            <text:p text:style-name="P6"><text:span text:style-name="T4">Разраб.</text:span></text:p>
          </draw:text-box>
        </draw:frame>
        <draw:frame draw:style-name="gr17" draw:text-style-name="P7" draw:layer="layout" svg:width="3.3cm" svg:height="1.665cm" svg:x="37.3cm" svg:y="50.3cm">
          <draw:text-box>
            <text:p text:style-name="P7"><text:span text:style-name="T5">Изм</text:span></text:p>
          </draw:text-box>
        </draw:frame>
        <draw:frame draw:style-name="gr17" draw:text-style-name="P7" draw:layer="layout" svg:width="3.3cm" svg:height="1.665cm" svg:x="38.8cm" svg:y="50.3cm">
          <draw:text-box>
            <text:p text:style-name="P7"><text:span text:style-name="T5">Лист</text:span></text:p>
          </draw:text-box>
        </draw:frame>
        <draw:frame draw:style-name="gr18" draw:text-style-name="P7" draw:layer="layout" svg:width="6.6cm" svg:height="2.372cm" svg:x="42.1cm" svg:y="50.3cm">
          <draw:text-box>
            <text:p text:style-name="P7"><text:span text:style-name="T5">№ </text:span><text:span text:style-name="T5">документа</text:span></text:p>
          </draw:text-box>
        </draw:frame>
        <draw:frame draw:style-name="gr18" draw:text-style-name="P7" draw:layer="layout" svg:width="6.6cm" svg:height="2.372cm" svg:x="48.8cm" svg:y="50.4cm">
          <draw:text-box>
            <text:p text:style-name="P7"><text:span text:style-name="T5">Подпись</text:span></text:p>
          </draw:text-box>
        </draw:frame>
        <draw:frame draw:style-name="gr19" draw:text-style-name="P7" draw:layer="layout" svg:width="6.6cm" svg:height="2.272cm" svg:x="53cm" svg:y="50.328cm">
          <draw:text-box>
            <text:p text:style-name="P7"><text:span text:style-name="T5">Дата</text:span></text:p>
          </draw:text-box>
        </draw:frame>
        <draw:frame draw:style-name="gr20" draw:text-style-name="P6" draw:layer="layout" svg:width="3.3cm" svg:height="1.4cm" svg:x="41.1cm" svg:y="51.6cm">
          <draw:text-box>
            <text:p text:style-name="P6"><text:span text:style-name="T4">Плескач</text:span></text:p>
          </draw:text-box>
        </draw:frame>
        <draw:frame draw:style-name="gr20" draw:text-style-name="P6" draw:layer="layout" svg:width="3.3cm" svg:height="1.4cm" svg:x="41.1cm" svg:y="52.9cm">
          <draw:text-box>
            <text:p text:style-name="P6"><text:span text:style-name="T4">Болтак</text:span></text:p>
          </draw:text-box>
        </draw:frame>
        <draw:frame draw:style-name="gr20" draw:text-style-name="P6" draw:layer="layout" svg:width="3.3cm" svg:height="1.4cm" svg:x="41.1cm" svg:y="55.3cm">
          <draw:text-box>
            <text:p text:style-name="P6"><text:span text:style-name="T4">Болтак</text:span></text:p>
          </draw:text-box>
        </draw:frame>
        <draw:frame draw:style-name="gr20" draw:text-style-name="P6" draw:layer="layout" svg:width="3.3cm" svg:height="1.4cm" svg:x="41.1cm" svg:y="57.5cm">
          <draw:text-box>
            <text:p text:style-name="P6"><text:span text:style-name="T4">Болтак</text:span></text:p>
          </draw:text-box>
        </draw:frame>
        <draw:rect draw:style-name="gr10" draw:text-style-name="P1" draw:layer="layout" svg:width="82.1cm" svg:height="57.4cm" svg:x="1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.125cm" fo:margin-right="0cm" fo:margin-top="1.556cm" fo:margin-bottom="0cm" fo:line-height="125%" fo:text-align="justify" fo:text-indent="-0.187cm" style:text-autospace="ideograph-alpha"/>
      <style:text-properties fo:font-size="11pt" fo:language="ru" fo:country="RU" style:font-size-asian="11pt" style:language-asian="ru" style:country-asian="RU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арина Плескач</meta:initial-creator>
    <meta:creation-date>2018-06-07T10:18:16.35</meta:creation-date>
    <dc:date>2018-06-07T14:32:45.91</dc:date>
    <dc:creator>Карина Плескач</dc:creator>
    <meta:editing-duration>PT2H45M6S</meta:editing-duration>
    <meta:editing-cycles>3</meta:editing-cycles>
    <meta:generator>OpenOffice/4.1.3$Win32 OpenOffice.org_project/413m1$Build-9783</meta:generator>
    <meta:document-statistic meta:object-count="235"/>
  </office:meta>
</office:document-meta>
</file>